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13fc" officeooo:paragraph-rsid="000413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IGO EN C</text:p>
      <text:p text:style-name="P1"/>
      <text:p text:style-name="Standard">#include &lt;stdio.h&gt;</text:p>
      <text:p text:style-name="Standard"/>
      <text:p text:style-name="Standard">int validar(){</text:p>
      <text:p text:style-name="Standard"><text:s text:c="4"/>int num;</text:p>
      <text:p text:style-name="Standard"><text:s text:c="4"/>do{</text:p>
      <text:p text:style-name="Standard"><text:s text:c="8"/>printf("introdueix");</text:p>
      <text:p text:style-name="Standard"><text:s text:c="8"/>scanf("%d",&amp;num);</text:p>
      <text:p text:style-name="Standard"><text:s text:c="4"/>}while (num&lt;1);</text:p>
      <text:p text:style-name="Standard"><text:s text:c="4"/>return num;</text:p>
      <text:p text:style-name="Standard">}</text:p>
      <text:p text:style-name="Standard"/>
      <text:p text:style-name="Standard">int sumador(int num){</text:p>
      <text:p text:style-name="Standard"><text:s text:c="8"/>int suma=0, aux1=0;</text:p>
      <text:p text:style-name="Standard"><text:s text:c="8"/>do{</text:p>
      <text:p text:style-name="Standard"><text:s text:c="12"/>suma=suma+suma;</text:p>
      <text:p text:style-name="Standard"><text:s text:c="12"/>printf("%d, ", suma);</text:p>
      <text:p text:style-name="Standard"><text:s text:c="12"/>aux1=aux1+suma;</text:p>
      <text:p text:style-name="Standard"><text:s text:c="12"/>suma=suma+1;</text:p>
      <text:p text:style-name="Standard"><text:s text:c="8"/>}</text:p>
      <text:p text:style-name="Standard"><text:s text:c="8"/>while (suma+suma&lt;num);</text:p>
      <text:p text:style-name="Standard"><text:s text:c="8"/>return aux1;</text:p>
      <text:p text:style-name="Standard">}</text:p>
      <text:p text:style-name="Standard"/>
      <text:p text:style-name="Standard">int main()</text:p>
      <text:p text:style-name="Standard">{</text:p>
      <text:p text:style-name="Standard"><text:s text:c="4"/>int num, sumad;</text:p>
      <text:p text:style-name="Standard"><text:s text:c="4"/>num=validar();</text:p>
      <text:p text:style-name="Standard"><text:s text:c="4"/>sumad=sumador(num);</text:p>
      <text:p text:style-name="Standard"><text:s text:c="4"/>printf("la suma total dels numeros es: %d", sumad);</text:p>
      <text:p text:style-name="Standard"><text:s text:c="4"/>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14:04:01.317398917</meta:creation-date>
    <dc:date>2022-01-24T14:04:33.360645895</dc:date>
    <meta:editing-duration>PT32S</meta:editing-duration>
    <meta:editing-cycles>1</meta:editing-cycles>
    <meta:document-statistic meta:table-count="0" meta:image-count="0" meta:object-count="0" meta:page-count="1" meta:paragraph-count="29" meta:word-count="53" meta:character-count="512" meta:non-whitespace-character-count="347"/>
    <meta:generator>LibreOffice/6.0.7.3$Linux_X86_64 LibreOffice_project/00m0$Build-3</meta:generator>
  </office:meta>
</office:document-meta>
</file>